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E6DC31E7822F27A0.jpg" manifest:media-type="image/jpeg"/>
  <manifest:file-entry manifest:full-path="Pictures/10000000000003F3000000711CDE65B74659F138.jpg" manifest:media-type="image/jpeg"/>
  <manifest:file-entry manifest:full-path="Pictures/100000000000033600000071FBF12CDEE443B349.jpg" manifest:media-type="image/jpeg"/>
  <manifest:file-entry manifest:full-path="Pictures/10000001000001F4000001F40206E7EDDA927537.png" manifest:media-type="image/png"/>
  <manifest:file-entry manifest:full-path="Pictures/10000000000000AC0000007D9775E58DA5028B30.png" manifest:media-type="image/png"/>
  <manifest:file-entry manifest:full-path="Pictures/10000001000002C2000001965EFA665F8AB6D163.png" manifest:media-type="image/png"/>
  <manifest:file-entry manifest:full-path="Pictures/100000000000049300000064CD61616043DC0756.jpg" manifest:media-type="image/jpeg"/>
  <manifest:file-entry manifest:full-path="Pictures/10000000000001900000019095B724F9DD19325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111111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522cm" svg:height="6.581cm" svg:x="3cm" svg:y="0.145cm">
          <draw:image xlink:href="Pictures/10000000000001900000019095B724F9DD193256.jpg" xlink:type="simple" xlink:show="embed" xlink:actuate="onLoad" draw:mime-type="image/jpeg">
            <text:p/>
          </draw:image>
        </draw:frame>
        <draw:frame draw:style-name="gr1" draw:text-style-name="P1" draw:layer="layout" svg:width="9.901cm" svg:height="5.745cm" svg:x="11.5cm" svg:y="0.593cm">
          <draw:image xlink:href="Pictures/10000001000002C2000001965EFA665F8AB6D163.png" xlink:type="simple" xlink:show="embed" xlink:actuate="onLoad" draw:mime-type="image/png">
            <text:p/>
          </draw:image>
        </draw:frame>
        <draw:frame draw:style-name="gr1" draw:text-style-name="P1" draw:layer="layout" svg:width="10.837cm" svg:height="1.008cm" svg:x="11.1cm" svg:y="2.705cm">
          <draw:image xlink:href="Pictures/100000000000049300000064CD61616043DC0756.jpg" xlink:type="simple" xlink:show="embed" xlink:actuate="onLoad" draw:mime-type="image/jpeg">
            <text:p/>
          </draw:image>
        </draw:frame>
        <draw:frame draw:style-name="gr1" draw:text-style-name="P1" draw:layer="layout" svg:width="7cm" svg:height="7cm" svg:x="4.8cm" svg:y="7.9cm">
          <draw:image xlink:href="Pictures/10000001000001F4000001F40206E7EDDA927537.png" xlink:type="simple" xlink:show="embed" xlink:actuate="onLoad" draw:mime-type="image/png">
            <text:p/>
          </draw:image>
        </draw:frame>
        <draw:frame draw:style-name="gr1" draw:text-style-name="P1" draw:layer="layout" svg:width="2.678cm" svg:height="2.144cm" svg:x="23.426cm" svg:y="0.856cm">
          <draw:image xlink:href="Pictures/10000000000000AC0000007D9775E58DA5028B30.png" xlink:type="simple" xlink:show="embed" xlink:actuate="onLoad" draw:mime-type="image/png">
            <text:p/>
          </draw:image>
        </draw:frame>
        <draw:frame draw:style-name="gr1" draw:text-style-name="P1" draw:layer="layout" svg:width="5.643cm" svg:height="0.854cm" svg:x="21.837cm" svg:y="4cm">
          <draw:image xlink:href="Pictures/100000000000033600000071FBF12CDEE443B349.jpg" xlink:type="simple" xlink:show="embed" xlink:actuate="onLoad" draw:mime-type="image/jpeg">
            <text:p/>
          </draw:image>
        </draw:frame>
        <draw:frame draw:style-name="gr1" draw:text-style-name="P1" draw:layer="layout" svg:width="5.824cm" svg:height="0.717cm" svg:x="21.792cm" svg:y="4.783cm">
          <draw:image xlink:href="Pictures/10000000000003F3000000711CDE65B74659F138.jpg" xlink:type="simple" xlink:show="embed" xlink:actuate="onLoad" draw:mime-type="image/jpeg">
            <text:p/>
          </draw:image>
        </draw:frame>
        <draw:line draw:style-name="gr2" draw:text-style-name="P2" draw:layer="layout" svg:x1="2.5cm" svg:y1="0.5cm" svg:x2="2.5cm" svg:y2="6.5cm">
          <text:p/>
        </draw:line>
        <draw:frame draw:style-name="gr3" draw:text-style-name="P3" draw:layer="layout" svg:width="5.823cm" svg:height="0.962cm" draw:transform="rotate (1.57131992557049) translate (0.808cm 6.392cm)">
          <draw:text-box>
            <text:p><text:span text:style-name="T1">Layer of the author</text:span></text:p>
          </draw:text-box>
        </draw:frame>
        <draw:line draw:style-name="gr2" draw:text-style-name="P2" draw:layer="layout" svg:x1="2.5cm" svg:y1="8.5cm" svg:x2="2.5cm" svg:y2="14.5cm">
          <text:p/>
        </draw:line>
        <draw:frame draw:style-name="gr3" draw:text-style-name="P3" draw:layer="layout" svg:width="5.929cm" svg:height="0.962cm" draw:transform="rotate (1.57131992557049) translate (0.808cm 14.392cm)">
          <draw:text-box>
            <text:p><text:span text:style-name="T1">Layer of the editors</text:span></text:p>
          </draw:text-box>
        </draw:frame>
        <draw:frame draw:style-name="gr1" draw:text-style-name="P1" draw:layer="layout" svg:width="11.998cm" svg:height="8.999cm" svg:x="13.202cm" svg:y="6.751cm">
          <draw:image xlink:href="Pictures/100000000000032000000258E6DC31E7822F27A0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6T11:07:41.777853725</meta:creation-date>
    <dc:date>2023-04-26T11:20:01.030122115</dc:date>
    <meta:editing-duration>PT1M29S</meta:editing-duration>
    <meta:editing-cycles>2</meta:editing-cycles>
    <meta:generator>LibreOffice/7.3.7.2$Linux_X86_64 LibreOffice_project/30$Build-2</meta:generator>
    <meta:document-statistic meta:object-count="35"/>
  </office:meta>
</office:document-meta>
</file>